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16, 2021 (09:33: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item>
      </text:list>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 text:style-name="L5">
        <text:list-item>
          <text:p text:style-name="P13">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value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Edit the <text:span text:style-name="NormalTok">Program</text:span><text:span text:style-name="OperatorTok">.</text:span><text:span text:style-name="FunctionTok">cs</text:span> file of the project you previously downloaded to add the following validation features:</text:p>
      <text:list text:style-name="L6">
        <text:list-item>
          <text:p text:style-name="P14">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4">Users entering a credit score not between 300 and 850, or that is not an integer, will be asked again, and asked as long as they do not give a valid answer.</text:p>
        </text:list-item>
        <text:list-item>
          <text:p text:style-name="P14">Users entering an amount needed or a down payment that is not a decimal, or is a negative decimal, will be asked again, and asked as long as they do not give a valid answer.</text:p>
        </text:list-item>
        <text:list-item>
          <text:p text:style-name="P14">(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4">(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3:19Z</meta:creation-date>
    <dc:date>2021-06-17T01:33:19Z</dc:date>
    <meta:user-defined meta:name="date" meta:value-type="string">June  16, 2021 (09:33: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